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ckitoJUnitRunner.MockitoJUnitRunner( InternalRunner run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itoJUnitRunner.MockitoJUnitRunner( Class &lt; ? &gt; k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ctStubs.StrictStubs( Class &lt; ? &gt; k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itoJUnitRunner.getDescri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itoJUnitRunner.filter( Filter fil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lent.Silent( Class &lt; ? &gt; k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itoJUnitRunner.run( final RunNotifier notifi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ct.Strict( Class &lt; ? &gt; k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